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77mm"/>
    </style:style>
    <style:style style:name="co2" style:family="table-column">
      <style:table-column-properties fo:break-before="auto" style:column-width="22.52mm"/>
    </style:style>
    <style:style style:name="co3" style:family="table-column">
      <style:table-column-properties fo:break-before="auto" style:column-width="24.25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9.8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f37b70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able-cell-properties fo:background-color="#f37b7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4">
      <style:table-cell-properties fo:background-color="#f37b70" style:text-align-source="fix" style:repeat-content="false"/>
      <style:paragraph-properties fo:text-align="end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4"/>
    <style:style style:name="ce9" style:family="table-cell" style:parent-style-name="Default">
      <style:table-cell-properties fo:background-color="#f37b70"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fo:wrap-option="wrap"/>
      <style:text-properties style:text-underline-style="none" fo:font-weight="bold" style:font-weight-asian="bold" style:font-weight-complex="bold"/>
    </style:style>
    <style:style style:name="ce20" style:family="table-cell" style:parent-style-name="Default">
      <style:table-cell-properties fo:background-color="#f37b70"/>
    </style:style>
    <style:style style:name="ce21" style:family="table-cell" style:parent-style-name="Default" style:data-style-name="N61"/>
    <style:style style:name="ce22" style:family="table-cell" style:parent-style-name="Default" style:data-style-name="N61">
      <style:table-cell-properties fo:background-color="#f37b7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4" style:family="table-cell" style:parent-style-name="Default" style:data-style-name="N4">
      <style:table-cell-properties fo:background-color="#f37b70" style:text-align-source="fix" style:repeat-content="false"/>
      <style:paragraph-properties fo:text-align="end" fo:margin-left="0mm"/>
    </style:style>
    <style:style style:name="ce25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26" style:family="table-cell" style:parent-style-name="Default" style:data-style-name="N4"/>
    <style:style style:name="ce27" style:family="table-cell" style:parent-style-name="Default">
      <style:table-cell-properties fo:background-color="#f37b70"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23"/>
        <table:table-column table:style-name="co5" table:default-cell-style-name="ce25"/>
        <table:table-column table:style-name="co6" table:default-cell-style-name="ce23"/>
        <table:table-column table:style-name="co7" table:default-cell-style-name="ce23"/>
        <table:table-column table:style-name="co8" table:number-columns-repeated="1017" table:default-cell-style-name="Default"/>
        <table:table-row table:style-name="ro1">
          <table:table-cell table:style-name="ce19" office:value-type="string" calcext:value-type="string">
            <text:p>Galaxy</text:p>
          </table:table-cell>
          <table:table-cell table:style-name="ce19" office:value-type="string" calcext:value-type="string">
            <text:p>min solar mass</text:p>
          </table:table-cell>
          <table:table-cell table:style-name="ce19" office:value-type="string" calcext:value-type="string">
            <text:p>max solar mass</text:p>
          </table:table-cell>
          <table:table-cell table:style-name="ce19" office:value-type="string" calcext:value-type="string">
            <text:p>Log min stellar mass</text:p>
          </table:table-cell>
          <table:table-cell table:style-name="ce19" office:value-type="string" calcext:value-type="string">
            <text:p>Log max stellar mass</text:p>
          </table:table-cell>
          <table:table-cell table:style-name="ce19" office:value-type="string" calcext:value-type="string">
            <text:p>Log min black hole mass</text:p>
          </table:table-cell>
          <table:table-cell table:style-name="ce19" office:value-type="string" calcext:value-type="string">
            <text:p>Log max black hole mass</text:p>
          </table:table-cell>
          <table:table-cell table:style-name="ce19" table:number-columns-repeated="1017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M31</text:p>
          </table:table-cell>
          <table:table-cell table:style-name="ce21" table:formula="of:=((1.5-0.5)*10^12)" office:value-type="float" office:value="1000000000000" calcext:value-type="float">
            <text:p>1.00E+12</text:p>
          </table:table-cell>
          <table:table-cell table:style-name="ce21" table:formula="of:=((1.5+0.5)*10^12)" office:value-type="float" office:value="2000000000000" calcext:value-type="float">
            <text:p>2.00E+12</text:p>
          </table:table-cell>
          <table:table-cell table:formula="of:=LOG([.B3])" office:value-type="float" office:value="12" calcext:value-type="float">
            <text:p>12</text:p>
          </table:table-cell>
          <table:table-cell table:formula="of:=LOG([.C3])" office:value-type="float" office:value="12.301029995664" calcext:value-type="float">
            <text:p>12.30</text:p>
          </table:table-cell>
          <table:table-cell table:formula="of:=(8.18-0.1)" office:value-type="float" office:value="8.08" calcext:value-type="float">
            <text:p>8.08</text:p>
          </table:table-cell>
          <table:table-cell table:formula="of:=(8.18+0.2)" office:value-type="float" office:value="8.38" calcext:value-type="float">
            <text:p>8.38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3"/>
          <table:table-cell table:number-columns-repeated="1019"/>
        </table:table-row>
        <table:table-row table:style-name="ro2">
          <table:table-cell table:style-name="ce20" office:value-type="string" calcext:value-type="string">
            <text:p>M33</text:p>
          </table:table-cell>
          <table:table-cell table:number-columns-repeated="2" table:style-name="ce22" office:value-type="float" office:value="50000000000" calcext:value-type="float">
            <text:p>5.00E+10</text:p>
          </table:table-cell>
          <table:table-cell table:style-name="ce24" table:formula="of:=LOG([.B5])" office:value-type="float" office:value="10.698970004336" calcext:value-type="float">
            <text:p>10.70</text:p>
          </table:table-cell>
          <table:table-cell table:style-name="ce24" table:formula="of:=LOG([.C5])" office:value-type="float" office:value="10.698970004336" calcext:value-type="float">
            <text:p>10.70</text:p>
          </table:table-cell>
          <table:table-cell table:style-name="ce24" office:value-type="float" office:value="0" calcext:value-type="float">
            <text:p>0.00</text:p>
          </table:table-cell>
          <table:table-cell table:style-name="ce27" office:value-type="float" office:value="3.48" calcext:value-type="float">
            <text:p>3.48</text:p>
          </table:table-cell>
          <table:table-cell table:style-name="ce20" table:number-columns-repeated="1017"/>
        </table:table-row>
        <table:table-row table:style-name="ro2">
          <table:table-cell table:number-columns-repeated="4"/>
          <table:table-cell table:style-name="ce23"/>
          <table:table-cell table:number-columns-repeated="1019"/>
        </table:table-row>
        <table:table-row table:style-name="ro2">
          <table:table-cell office:value-type="string" calcext:value-type="string">
            <text:p>M81</text:p>
          </table:table-cell>
          <table:table-cell table:style-name="ce21" table:formula="of:=(1.03-0.17)*10^12" office:value-type="float" office:value="860000000000" calcext:value-type="float">
            <text:p>8.60E+11</text:p>
          </table:table-cell>
          <table:table-cell table:style-name="ce21" table:formula="of:=(1.03+0.17)*10^12" office:value-type="float" office:value="1200000000000" calcext:value-type="float">
            <text:p>1.20E+12</text:p>
          </table:table-cell>
          <table:table-cell table:style-name="ce25" table:formula="of:=LOG([.B7])" office:value-type="float" office:value="11.9344984512436" calcext:value-type="float">
            <text:p>11.93</text:p>
          </table:table-cell>
          <table:table-cell table:formula="of:=LOG([.C7])" office:value-type="float" office:value="12.0791812460476" calcext:value-type="float">
            <text:p>12.08</text:p>
          </table:table-cell>
          <table:table-cell table:formula="of:=(7.84-0.06)" office:value-type="float" office:value="7.78" calcext:value-type="float">
            <text:p>7.78</text:p>
          </table:table-cell>
          <table:table-cell table:formula="of:=(7.84+0.11)" office:value-type="float" office:value="7.95" calcext:value-type="float">
            <text:p>7.95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3"/>
          <table:table-cell table:number-columns-repeated="1019"/>
        </table:table-row>
        <table:table-row table:style-name="ro2">
          <table:table-cell office:value-type="string" calcext:value-type="string">
            <text:p>M104</text:p>
          </table:table-cell>
          <table:table-cell table:number-columns-repeated="2" table:style-name="ce21" office:value-type="float" office:value="800000000000" calcext:value-type="float">
            <text:p>8.00E+11</text:p>
          </table:table-cell>
          <table:table-cell table:style-name="ce25" table:formula="of:=LOG([.B9])" office:value-type="float" office:value="11.9030899869919" calcext:value-type="float">
            <text:p>11.90</text:p>
          </table:table-cell>
          <table:table-cell table:formula="of:=LOG([.C9])" office:value-type="float" office:value="11.9030899869919" calcext:value-type="float">
            <text:p>11.90</text:p>
          </table:table-cell>
          <table:table-cell table:formula="of:=(8.72-0.57)" office:value-type="float" office:value="8.15" calcext:value-type="float">
            <text:p>8.15</text:p>
          </table:table-cell>
          <table:table-cell table:formula="of:=(8.72+0.3)" office:value-type="float" office:value="9.02" calcext:value-type="float">
            <text:p>9.02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3"/>
          <table:table-cell table:number-columns-repeated="1019"/>
        </table:table-row>
        <table:table-row table:style-name="ro2">
          <table:table-cell office:value-type="string" calcext:value-type="string">
            <text:p>M110</text:p>
          </table:table-cell>
          <table:table-cell table:style-name="ce21" table:formula="of:=1.1*10^4" office:value-type="float" office:value="11000" calcext:value-type="float">
            <text:p>1.10E+04</text:p>
          </table:table-cell>
          <table:table-cell table:style-name="ce21" table:formula="of:=1.8*10^4" office:value-type="float" office:value="18000" calcext:value-type="float">
            <text:p>1.80E+04</text:p>
          </table:table-cell>
          <table:table-cell table:style-name="ce25" table:formula="of:=LOG([.B11])" office:value-type="float" office:value="4.04139268515822" calcext:value-type="float">
            <text:p>4.04</text:p>
          </table:table-cell>
          <table:table-cell table:formula="of:=LOG([.C11])" office:value-type="float" office:value="4.25527250510331" calcext:value-type="float">
            <text:p>4.26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4.58" calcext:value-type="float">
            <text:p>4.58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3"/>
          <table:table-cell table:number-columns-repeated="1019"/>
        </table:table-row>
        <table:table-row table:style-name="ro2">
          <table:table-cell office:value-type="string" calcext:value-type="string">
            <text:p>NGC3115</text:p>
          </table:table-cell>
          <table:table-cell table:number-columns-repeated="2" table:style-name="ce21" office:value-type="float" office:value="110000000000" calcext:value-type="float">
            <text:p>1.10E+11</text:p>
          </table:table-cell>
          <table:table-cell table:style-name="ce25" table:formula="of:=LOG([.B13])" office:value-type="float" office:value="11.0413926851582" calcext:value-type="float">
            <text:p>11.04</text:p>
          </table:table-cell>
          <table:table-cell table:formula="of:=LOG([.C13])" office:value-type="float" office:value="11.0413926851582" calcext:value-type="float">
            <text:p>11.04</text:p>
          </table:table-cell>
          <table:table-cell table:formula="of:=(8.96-0.15)" office:value-type="float" office:value="8.81" calcext:value-type="float">
            <text:p>8.81</text:p>
          </table:table-cell>
          <table:table-cell table:formula="of:=(8.96+0.19)" office:value-type="float" office:value="9.15" calcext:value-type="float">
            <text:p>9.1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NGC4278</text:p>
          </table:table-cell>
          <table:table-cell table:style-name="ce21" table:formula="of:=(3.09-0.54)*10^8" office:value-type="float" office:value="255000000" calcext:value-type="float">
            <text:p>2.55E+08</text:p>
          </table:table-cell>
          <table:table-cell table:style-name="ce21" table:formula="of:=(3.09+0.54)*10^8" office:value-type="float" office:value="363000000" calcext:value-type="float">
            <text:p>3.63E+08</text:p>
          </table:table-cell>
          <table:table-cell table:style-name="ce26" table:formula="of:=LOG([.B15])" office:value-type="float" office:value="8.40654018043395" calcext:value-type="float">
            <text:p>8.41</text:p>
          </table:table-cell>
          <table:table-cell table:style-name="ce26" table:formula="of:=LOG([.C15])" office:value-type="float" office:value="8.55990662503611" calcext:value-type="float">
            <text:p>8.56</text:p>
          </table:table-cell>
          <table:table-cell table:style-name="ce26" office:value-type="float" office:value="0" calcext:value-type="float">
            <text:p>0.00</text:p>
          </table:table-cell>
          <table:table-cell table:style-name="Default" office:value-type="float" office:value="8.23" calcext:value-type="float">
            <text:p>8.2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NGC5128</text:p>
          </table:table-cell>
          <table:table-cell table:number-columns-repeated="2" table:style-name="ce21" office:value-type="float" office:value="1000000000000" calcext:value-type="float">
            <text:p>1.00E+12</text:p>
          </table:table-cell>
          <table:table-cell table:style-name="Default" table:formula="of:=LOG([.B17])"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(7.61-0.19)" office:value-type="float" office:value="7.42" calcext:value-type="float">
            <text:p>7.42</text:p>
          </table:table-cell>
          <table:table-cell table:style-name="Default" table:formula="of:=(7.71+0.13)" office:value-type="float" office:value="7.84" calcext:value-type="float">
            <text:p>7.8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00-00-00</text:date>, <text:time style:data-style-name="N2" text:time-value="11:27:09.998584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1:55:22.498081361</meta:creation-date>
    <dc:date>2020-03-10T11:27:22.286706875</dc:date>
    <meta:editing-duration>PT53M28S</meta:editing-duration>
    <meta:editing-cycles>5</meta:editing-cycles>
    <meta:generator>LibreOffice/6.0.7.3$Linux_X86_64 LibreOffice_project/00m0$Build-3</meta:generator>
    <meta:document-statistic meta:table-count="1" meta:cell-count="63" meta:object-count="0"/>
  </office:meta>
</office:document-meta>
</file>